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SchemaAdapter.getQName(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Adapter.setDateValue( String propName ,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SchemaAdapter.removeLangAlt( String lang , String prop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PSchemaAdapter.XMPSchemaAdapter( Metadata meta , XMPSchema schem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PSchemaAdapter.addStringToArray( String propName , String value , XMPArrayType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PSchemaAdapter.getDateValue( String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SchemaAdapter.getStringArray( String pro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PSchemaAdapter.getValue( String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PSchemaAdapter.formatISO8601Date( Date d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Adapter.getDateArray( String pro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PSchemaAdapter.createPseudoISO8601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PSchemaAdapter.getObjectArray( String pro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PSchemaAdapter.addStringToSeq( String prop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Adapter.getLangAlt( String lang , String pro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PSchemaAdapter.setValue( String prop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PSchemaAdapter.formatISO8601Date( Date dt , TimeZone t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PSchemaAdapter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Adapter.addDateToSeq( String propName ,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SchemaAdapter.setLangAlt( String propName , String lang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PSchemaAdapter.parseISO8601Date( final String d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PSchemaAdapter.addStringToBag( String prop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